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.3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.192cm"/>
    </style:style>
    <style:style style:name="gr6" style:family="graphic" style:parent-style-name="objectwithoutfill">
      <style:graphic-properties svg:stroke-color="#008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2cm" fo:min-width="0.8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1.066cm"/>
    </style:style>
    <style:style style:name="gr9" style:family="graphic" style:parent-style-name="objectwithoutfill">
      <style:graphic-properties svg:stroke-color="#ff0000" draw:marker-start="Arrowheads_20_2" draw:marker-end="Arrowheads_20_2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405cm"/>
    </style:style>
    <style:style style:name="gr12" style:family="graphic" style:parent-style-name="objectwithoutfill">
      <style:graphic-properties svg:stroke-color="#ff0000" draw:marker-start="Arrowheads_20_2" draw:marker-end="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7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5" style:family="graphic" style:parent-style-name="objectwithoutfill">
      <style:graphic-properties svg:stroke-color="#00cc33" draw:fill="none" draw:fill-color="#00cc00" draw:textarea-vertical-align="middle"/>
    </style:style>
    <style:style style:name="gr16" style:family="graphic" style:parent-style-name="objectwithoutfill">
      <style:graphic-properties svg:stroke-color="#ff3333" draw:fill="none" draw:fill-color="#00cc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8" style:family="graphic" style:parent-style-name="objectwithoutfill">
      <style:graphic-properties svg:stroke-color="#000000" draw:marker-end="Arrow" draw:marker-end-width="0.3cm" draw:fill="none" draw:fill-color="#00cc00" draw:textarea-vertical-align="middle"/>
    </style:style>
    <style:style style:name="gr19" style:family="graphic" style:parent-style-name="standard">
      <style:graphic-properties svg:stroke-color="#ff3333" draw:fill-color="#000000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0.7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00cc00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position="sub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051cm" svg:y1="1.806cm" svg:x2="4.051cm" svg:y2="18.241cm">
          <text:p/>
        </draw:line>
        <draw:line draw:style-name="gr2" draw:text-style-name="P1" draw:layer="layout" svg:x1="4.051cm" svg:y1="18.241cm" svg:x2="26.336cm" svg:y2="18.241cm">
          <text:p/>
        </draw:line>
        <draw:path draw:style-name="gr3" draw:text-style-name="P1" draw:layer="layout" svg:width="14.399cm" svg:height="14.671cm" draw:transform="skewX (-0.0568977336150151) rotate (1.41301856241461) translate (7.35260870398224cm 17.1973130189115cm)" svg:viewBox="0 0 14400 14672" svg:d="M0 0c31500 2 1499 14672 1499 14672">
          <text:p/>
        </draw:path>
        <draw:frame draw:style-name="gr4" draw:text-style-name="P2" draw:layer="layout" svg:width="1.839cm" svg:height="1.255cm" svg:x="1.8cm" svg:y="1.806cm">
          <draw:text-box>
            <text:p>T</text:p>
          </draw:text-box>
        </draw:frame>
        <draw:frame draw:style-name="gr5" draw:text-style-name="P2" draw:layer="layout" svg:width="1.692cm" svg:height="1.255cm" svg:x="24.085cm" svg:y="18.762cm">
          <draw:text-box>
            <text:p>s</text:p>
          </draw:text-box>
        </draw:frame>
        <draw:path draw:style-name="gr6" draw:text-style-name="P1" draw:layer="layout" svg:width="18.538cm" svg:height="10.15cm" draw:transform="skewX (-0.346796922371273) rotate (0.940034335124146) translate (5.70188768610409cm 16.153811750438cm)" svg:viewBox="0 0 18539 10151" svg:d="M0 0c4200 0 3933 154 3933 154l3688 9997 10918-1051">
          <text:p/>
        </draw:path>
        <draw:frame draw:style-name="gr7" draw:text-style-name="P2" draw:layer="layout" svg:width="1.327cm" svg:height="1.171cm" svg:x="22.273cm" svg:y="1.156cm">
          <draw:text-box>
            <text:p>P<text:span text:style-name="T1">1</text:span></text:p>
          </draw:text-box>
        </draw:frame>
        <draw:frame draw:style-name="gr8" draw:text-style-name="P2" draw:layer="layout" svg:width="1.566cm" svg:height="1.527cm" svg:x="24.434cm" svg:y="1.6cm">
          <draw:text-box>
            <text:p>P<text:span text:style-name="T1">2</text:span></text:p>
          </draw:text-box>
        </draw:frame>
        <draw:line draw:style-name="gr9" draw:text-style-name="P1" draw:layer="layout" svg:x1="19.2cm" svg:y1="5.6cm" svg:x2="19.604cm" svg:y2="10.532cm">
          <text:p/>
        </draw:line>
        <draw:frame draw:style-name="gr10" draw:text-style-name="P3" draw:layer="layout" svg:width="1.084cm" svg:height="1.051cm" svg:x="18.716cm" svg:y="4.8cm">
          <draw:text-box>
            <text:p><text:span text:style-name="T2">1</text:span></text:p>
          </draw:text-box>
        </draw:frame>
        <draw:frame draw:style-name="gr11" draw:text-style-name="P3" draw:layer="layout" svg:width="0.905cm" svg:height="1.052cm" svg:x="19.8cm" svg:y="10cm">
          <draw:text-box>
            <text:p><text:span text:style-name="T2">2</text:span></text:p>
          </draw:text-box>
        </draw:frame>
        <draw:line draw:style-name="gr12" draw:text-style-name="P1" draw:layer="layout" svg:x1="8.178cm" svg:y1="13.023cm" svg:x2="19.32cm" svg:y2="13.023cm">
          <text:p/>
        </draw:line>
        <draw:frame draw:style-name="gr13" draw:text-style-name="P3" draw:layer="layout" svg:width="1.222cm" svg:height="1.051cm" svg:x="19cm" svg:y="13.023cm">
          <draw:text-box>
            <text:p><text:span text:style-name="T2">3</text:span></text:p>
          </draw:text-box>
        </draw:frame>
        <draw:frame draw:style-name="gr14" draw:text-style-name="P3" draw:layer="layout" svg:width="1.273cm" svg:height="1.052cm" svg:x="8.2cm" svg:y="13.2cm">
          <draw:text-box>
            <text:p><text:span text:style-name="T2">4</text:span></text:p>
          </draw:text-box>
        </draw:frame>
        <draw:line draw:style-name="gr15" draw:text-style-name="P4" draw:layer="layout" svg:x1="5.2cm" svg:y1="14.6cm" svg:x2="8.8cm" svg:y2="10.4cm">
          <text:p/>
        </draw:line>
        <draw:line draw:style-name="gr15" draw:text-style-name="P4" draw:layer="layout" svg:x1="8.8cm" svg:y1="10.4cm" svg:x2="19.4cm" svg:y2="10.4cm">
          <text:p/>
        </draw:line>
        <draw:line draw:style-name="gr15" draw:text-style-name="P4" draw:layer="layout" svg:x1="19.604cm" svg:y1="10.4cm" svg:x2="24.604cm" svg:y2="2.8cm">
          <text:p/>
        </draw:line>
        <draw:line draw:style-name="gr15" draw:text-style-name="P4" draw:layer="layout" svg:x1="4.6cm" svg:y1="13cm" svg:x2="9.8cm" svg:y2="7.4cm">
          <text:p/>
        </draw:line>
        <draw:line draw:style-name="gr15" draw:text-style-name="P4" draw:layer="layout" svg:x1="9.8cm" svg:y1="7.6cm" svg:x2="18cm" svg:y2="7.6cm">
          <text:p/>
        </draw:line>
        <draw:line draw:style-name="gr15" draw:text-style-name="P4" draw:layer="layout" svg:x1="18cm" svg:y1="7.6cm" svg:x2="22.273cm" svg:y2="1.156cm">
          <text:p/>
        </draw:line>
        <draw:frame draw:style-name="gr8" draw:text-style-name="P2" draw:layer="layout" svg:width="1.566cm" svg:height="1.527cm" svg:x="25.9cm" svg:y="3.801cm">
          <draw:text-box>
            <text:p>P<text:span text:style-name="T1">3</text:span></text:p>
          </draw:text-box>
        </draw:frame>
        <draw:line draw:style-name="gr16" draw:text-style-name="P4" draw:layer="layout" svg:x1="19.604cm" svg:y1="10.4cm" svg:x2="19.6cm" svg:y2="13cm">
          <text:p/>
        </draw:line>
        <draw:frame draw:style-name="gr17" draw:text-style-name="P3" draw:layer="layout" svg:width="3.499cm" svg:height="1.916cm" svg:x="4.701cm" svg:y="5.204cm">
          <draw:text-box>
            <text:p><text:span text:style-name="T2">Liquid saturated line</text:span></text:p>
          </draw:text-box>
        </draw:frame>
        <draw:line draw:style-name="gr18" draw:text-style-name="P4" draw:layer="layout" svg:x1="7.353cm" svg:y1="5.4cm" svg:x2="10.2cm" svg:y2="6.2cm">
          <text:p/>
        </draw:line>
        <draw:frame draw:style-name="gr17" draw:text-style-name="P3" draw:layer="layout" svg:width="3.499cm" svg:height="1.916cm" svg:x="16cm" svg:y="2.2cm">
          <draw:text-box>
            <text:p><text:span text:style-name="T2">vapour saturated line</text:span></text:p>
          </draw:text-box>
        </draw:frame>
        <draw:line draw:style-name="gr18" draw:text-style-name="P4" draw:layer="layout" svg:x1="17.8cm" svg:y1="3.6cm" svg:x2="17cm" svg:y2="5.8cm">
          <text:p/>
        </draw:line>
        <draw:frame draw:style-name="gr14" draw:text-style-name="P6" draw:layer="layout" svg:width="1.273cm" svg:height="1.052cm" svg:x="13cm" svg:y="2.2cm">
          <draw:text-box>
            <text:p text:style-name="P5"><text:span text:style-name="T3">C</text:span></text:p>
          </draw:text-box>
        </draw:frame>
        <draw:custom-shape draw:style-name="gr19" draw:text-style-name="P7" draw:layer="layout" svg:width="0.4cm" svg:height="0.4cm" svg:x="13.2cm" svg:y="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3.499cm" svg:height="1.196cm" svg:x="8.502cm" svg:y="1.204cm">
          <draw:text-box>
            <text:p><text:span text:style-name="T2">Critical point</text:span></text:p>
          </draw:text-box>
        </draw:frame>
        <draw:line draw:style-name="gr18" draw:text-style-name="P4" draw:layer="layout" svg:x1="10.2cm" svg:y1="2cm" svg:x2="12.4cm" svg:y2="3.2cm">
          <text:p/>
        </draw:line>
        <draw:frame draw:style-name="gr8" draw:text-style-name="P2" draw:layer="layout" svg:width="1.566cm" svg:height="1.527cm" svg:x="2.2cm" svg:y="4.873cm">
          <draw:text-box>
            <text:p>T<text:span text:style-name="T1">1</text:span></text:p>
          </draw:text-box>
        </draw:frame>
        <draw:frame draw:style-name="gr8" draw:text-style-name="P2" draw:layer="layout" svg:width="1.566cm" svg:height="1.527cm" svg:x="2.2cm" svg:y="9.874cm">
          <draw:text-box>
            <text:p>T<text:span text:style-name="T1">2</text:span></text:p>
          </draw:text-box>
        </draw:frame>
        <draw:frame draw:style-name="gr8" draw:text-style-name="P2" draw:layer="layout" svg:width="2.059cm" svg:height="1.527cm" svg:x="1.9cm" svg:y="12.675cm">
          <draw:text-box>
            <text:p>T<text:span text:style-name="T1">3</text:span>=T<text:span text:style-name="T1">4</text:span></text:p>
          </draw:text-box>
        </draw:frame>
        <draw:frame draw:style-name="gr21" draw:text-style-name="P2" draw:layer="layout" svg:width="1.2cm" svg:height="1.171cm" svg:x="18.1cm" svg:y="18.273cm">
          <draw:text-box>
            <text:p>s<text:span text:style-name="T1">1</text:span></text:p>
          </draw:text-box>
        </draw:frame>
        <draw:frame draw:style-name="gr21" draw:text-style-name="P2" draw:layer="layout" svg:width="1.916cm" svg:height="1.171cm" svg:x="19.4cm" svg:y="18.274cm">
          <draw:text-box>
            <text:p>s<text:span text:style-name="T1">2</text:span>=s<text:span text:style-name="T1">3</text:span></text:p>
          </draw:text-box>
        </draw:frame>
        <draw:frame draw:style-name="gr21" draw:text-style-name="P2" draw:layer="layout" svg:width="1.2cm" svg:height="1.171cm" svg:x="7.8cm" svg:y="18.229cm">
          <draw:text-box>
            <text:p>s<text:span text:style-name="T1">4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cm" draw:marker-end-width="0.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35:04.104470262</meta:creation-date>
    <dc:date>2017-10-10T11:12:02.569583317</dc:date>
    <meta:editing-duration>PT1H57M2S</meta:editing-duration>
    <meta:editing-cycles>5</meta:editing-cycles>
    <meta:generator>LibreOffice/5.1.6.2$Linux_X86_64 LibreOffice_project/10m0$Build-2</meta:generator>
    <meta:document-statistic meta:object-count="59"/>
  </office:meta>
</office:document-meta>
</file>